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rdwareunderstøttelse</text:h>
      <text:p text:style-name="Text_20_body">Instruktion-fetch løkken</text:p>
      <text:p text:style-name="Text_20_body">MMU</text:p>
      <text:p text:style-name="Text_20_body">Cac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4:58.04</meta:creation-date>
    <dc:date>2011-06-03T19:19:05.01</dc:date>
    <meta:editing-duration>PT1M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5" meta:character-count="56"/>
  </office:meta>
</office:document-meta>
</file>